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98.39pt"/>
    </style:style>
    <style:style style:name="co4" style:family="table-column">
      <style:table-column-properties fo:break-before="auto" style:column-width="100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25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25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25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f4cccc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1"/>
          <table:table-cell table:style-name="ce2" office:value-type="string" calcext:value-type="string">
            <text:p>Asuinkunta</text:p>
          </table:table-cell>
          <table:table-cell table:style-name="ce5" office:value-type="string" calcext:value-type="string">
            <text:p>Kuntanumero</text:p>
          </table:table-cell>
          <table:table-cell table:style-name="ce8" office:value-type="string" calcext:value-type="string">
            <text:p>Jäsenmäärä</text:p>
          </table:table-cell>
          <table:table-cell table:style-name="ce11" office:value-type="string" calcext:value-type="string">
            <text:p>Kunnan nimi FI</text:p>
          </table:table-cell>
          <table:table-cell table:style-name="ce11" office:value-type="string" calcext:value-type="string">
            <text:p>Kunnan nimi SE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/>
          <table:table-cell table:style-name="ce3"/>
          <table:table-cell table:style-name="ce6" office:value-type="float" office:value="91" calcext:value-type="float">
            <text:p>091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Helsinki</text:p>
          </table:table-cell>
          <table:table-cell table:style-name="ce11" office:value-type="string" calcext:value-type="string">
            <text:p>Helsingfors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92" calcext:value-type="float">
            <text:p>092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Vantaa</text:p>
          </table:table-cell>
          <table:table-cell table:style-name="ce11" office:value-type="string" calcext:value-type="string">
            <text:p>Vanda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6" office:value-type="float" office:value="398" calcext:value-type="float">
            <text:p>398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Lahti</text:p>
          </table:table-cell>
          <table:table-cell table:style-name="ce11" office:value-type="string" calcext:value-type="string">
            <text:p>Lahtis</text:p>
          </table:table-cell>
          <table:table-cell/>
          <table:table-cell table:style-name="ce12" office:value-type="string" calcext:value-type="string" table:number-columns-spanned="4" table:number-rows-spanned="10">
            <text:p>OHJE</text:p>
            <text:p/>
            <text:p>Liitä "Asuinkunta" sarakkeeseen lista kuntien nimiä.</text:p>
            <text:p/>
            <text:p>Ihmismäärä per kaupunki ilmestyy "Jäsenmäärä" sarakkeeseen.</text:p>
            <text:p/>
            <text:p>Järjestä "Jäsenmäärä"-sarake haluamallasi tavalla, kopioi/tallenna "Kuntanumero" ja "Jäsenmäärä" sarakkeiden tiedot ja saata ne JSON muotoon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/>
          <table:table-cell table:style-name="ce3"/>
          <table:table-cell table:style-name="ce6" office:value-type="float" office:value="905" calcext:value-type="float">
            <text:p>905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Vaasa</text:p>
          </table:table-cell>
          <table:table-cell table:style-name="ce11" office:value-type="string" calcext:value-type="string">
            <text:p>Vasa</text:p>
          </table:table-cell>
          <table:table-cell/>
          <table:covered-table-cell table:number-columns-repeated="4"/>
          <table:table-cell table:number-columns-repeated="1013"/>
        </table:table-row>
        <table:table-row table:style-name="ro1">
          <table:table-cell/>
          <table:table-cell table:style-name="ce4"/>
          <table:table-cell table:style-name="ce6" office:value-type="float" office:value="285" calcext:value-type="float">
            <text:p>285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Kotka</text:p>
          </table:table-cell>
          <table:table-cell/>
          <table:covered-table-cell table:number-columns-repeated="4"/>
          <table:table-cell table:number-columns-repeated="1013"/>
        </table:table-row>
        <table:table-row table:style-name="ro1">
          <table:table-cell/>
          <table:table-cell table:style-name="ce3"/>
          <table:table-cell table:style-name="ce6" office:value-type="float" office:value="286" calcext:value-type="float">
            <text:p>286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Kouvola</text:p>
          </table:table-cell>
          <table:table-cell/>
          <table:covered-table-cell table:number-columns-repeated="4"/>
          <table:table-cell table:number-columns-repeated="1013"/>
        </table:table-row>
        <table:table-row table:style-name="ro1">
          <table:table-cell/>
          <table:table-cell table:style-name="ce3"/>
          <table:table-cell table:style-name="ce6" office:value-type="float" office:value="853" calcext:value-type="float">
            <text:p>853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Turku</text:p>
          </table:table-cell>
          <table:table-cell table:style-name="ce11" office:value-type="string" calcext:value-type="string">
            <text:p>Åbo</text:p>
          </table:table-cell>
          <table:table-cell/>
          <table:covered-table-cell table:number-columns-repeated="4"/>
          <table:table-cell table:number-columns-repeated="1013"/>
        </table:table-row>
        <table:table-row table:style-name="ro1">
          <table:table-cell/>
          <table:table-cell table:style-name="ce3"/>
          <table:table-cell table:style-name="ce6" office:value-type="float" office:value="564" calcext:value-type="float">
            <text:p>564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Oulu</text:p>
          </table:table-cell>
          <table:table-cell table:style-name="ce11" office:value-type="string" calcext:value-type="string">
            <text:p>Uleåborg</text:p>
          </table:table-cell>
          <table:table-cell/>
          <table:covered-table-cell table:number-columns-repeated="4"/>
          <table:table-cell table:number-columns-repeated="1013"/>
        </table:table-row>
        <table:table-row table:style-name="ro1">
          <table:table-cell/>
          <table:table-cell table:style-name="ce4"/>
          <table:table-cell table:style-name="ce6" office:value-type="float" office:value="49" calcext:value-type="float">
            <text:p>049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Espoo</text:p>
          </table:table-cell>
          <table:table-cell table:style-name="ce11" office:value-type="string" calcext:value-type="string">
            <text:p>Esbo</text:p>
          </table:table-cell>
          <table:table-cell/>
          <table:covered-table-cell table:number-columns-repeated="4"/>
          <table:table-cell table:number-columns-repeated="1013"/>
        </table:table-row>
        <table:table-row table:style-name="ro1">
          <table:table-cell/>
          <table:table-cell table:style-name="ce4"/>
          <table:table-cell table:style-name="ce6" office:value-type="float" office:value="405" calcext:value-type="float">
            <text:p>405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Lappeenranta</text:p>
          </table:table-cell>
          <table:table-cell table:style-name="ce11" office:value-type="string" calcext:value-type="string">
            <text:p>Villmanstrand</text:p>
          </table:table-cell>
          <table:table-cell/>
          <table:covered-table-cell table:number-columns-repeated="4"/>
          <table:table-cell table:number-columns-repeated="1013"/>
        </table:table-row>
        <table:table-row table:style-name="ro1">
          <table:table-cell/>
          <table:table-cell table:style-name="ce4"/>
          <table:table-cell table:style-name="ce6" office:value-type="float" office:value="837" calcext:value-type="float">
            <text:p>837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Tampere</text:p>
          </table:table-cell>
          <table:table-cell table:style-name="ce11" office:value-type="string" calcext:value-type="string">
            <text:p>Tammerfors</text:p>
          </table:table-cell>
          <table:table-cell/>
          <table:covered-table-cell table:number-columns-repeated="4"/>
          <table:table-cell table:number-columns-repeated="1013"/>
        </table:table-row>
        <table:table-row table:style-name="ro1">
          <table:table-cell/>
          <table:table-cell table:style-name="ce4"/>
          <table:table-cell table:style-name="ce6" office:value-type="float" office:value="109" calcext:value-type="float">
            <text:p>109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Hämeenlinna</text:p>
          </table:table-cell>
          <table:table-cell table:style-name="ce11" office:value-type="string" calcext:value-type="string">
            <text:p>Tavastehus</text:p>
          </table:table-cell>
          <table:table-cell/>
          <table:covered-table-cell table:number-columns-repeated="4"/>
          <table:table-cell table:number-columns-repeated="1013"/>
        </table:table-row>
        <table:table-row table:style-name="ro1">
          <table:table-cell/>
          <table:table-cell table:style-name="ce4"/>
          <table:table-cell table:style-name="ce6" office:value-type="float" office:value="148" calcext:value-type="float">
            <text:p>148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Inari</text:p>
          </table:table-cell>
          <table:table-cell table:style-name="ce11" office:value-type="string" calcext:value-type="string">
            <text:p>Enare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272" calcext:value-type="float">
            <text:p>272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Kokkola</text:p>
          </table:table-cell>
          <table:table-cell table:style-name="ce11" office:value-type="string" calcext:value-type="string">
            <text:p>Karleby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46" calcext:value-type="float">
            <text:p>046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Enonkosk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153" calcext:value-type="float">
            <text:p>153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Imatr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858" calcext:value-type="float">
            <text:p>858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Tuusula</text:p>
          </table:table-cell>
          <table:table-cell table:style-name="ce11" office:value-type="string" calcext:value-type="string">
            <text:p>Tusby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167" calcext:value-type="float">
            <text:p>167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Joensuu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297" calcext:value-type="float">
            <text:p>297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Kuopio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694" calcext:value-type="float">
            <text:p>694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Riihimäk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790" calcext:value-type="float">
            <text:p>790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Sastamal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918" calcext:value-type="float">
            <text:p>918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Vehmaa</text:p>
          </table:table-cell>
          <table:table-cell table:style-name="ce11" office:value-type="string" calcext:value-type="string">
            <text:p>Vemo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47" calcext:value-type="float">
            <text:p>047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Enontekiö</text:p>
          </table:table-cell>
          <table:table-cell table:style-name="ce11" office:value-type="string" calcext:value-type="string">
            <text:p>Enontekis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61" calcext:value-type="float">
            <text:p>061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Forss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305" calcext:value-type="float">
            <text:p>305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Kuusamo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6" office:value-type="float" office:value="20" calcext:value-type="float">
            <text:p>020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Akaa</text:p>
          </table:table-cell>
          <table:table-cell table:style-name="ce11" office:value-type="string" calcext:value-type="string">
            <text:p>Aka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6" office:value-type="float" office:value="5" calcext:value-type="float">
            <text:p>005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Alajärvi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6" office:value-type="float" office:value="9" calcext:value-type="float">
            <text:p>009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Alavieska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6" office:value-type="float" office:value="10" calcext:value-type="float">
            <text:p>010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Alavus</text:p>
          </table:table-cell>
          <table:table-cell table:style-name="ce11" office:value-type="string" calcext:value-type="string">
            <text:p>Alavo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6" office:value-type="float" office:value="16" calcext:value-type="float">
            <text:p>016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Asikkala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6" office:value-type="float" office:value="18" calcext:value-type="float">
            <text:p>018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Askol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19" calcext:value-type="float">
            <text:p>019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Aur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35" calcext:value-type="float">
            <text:p>035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Brändö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43" calcext:value-type="float">
            <text:p>043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Eckerö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50" calcext:value-type="float">
            <text:p>050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Eur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51" calcext:value-type="float">
            <text:p>051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Eurajoki</text:p>
          </table:table-cell>
          <table:table-cell table:style-name="ce11" office:value-type="string" calcext:value-type="string">
            <text:p>Euraåminne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52" calcext:value-type="float">
            <text:p>052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Evijärv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60" calcext:value-type="float">
            <text:p>060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Finström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62" calcext:value-type="float">
            <text:p>062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Föglö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65" calcext:value-type="float">
            <text:p>065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Get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69" calcext:value-type="float">
            <text:p>069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Haapajärv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71" calcext:value-type="float">
            <text:p>071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Haapaves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72" calcext:value-type="float">
            <text:p>072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Hailuoto</text:p>
          </table:table-cell>
          <table:table-cell table:style-name="ce11" office:value-type="string" calcext:value-type="string">
            <text:p>Karlö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74" calcext:value-type="float">
            <text:p>074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Halsua</text:p>
          </table:table-cell>
          <table:table-cell table:style-name="ce11" office:value-type="string" calcext:value-type="string">
            <text:p>Halso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75" calcext:value-type="float">
            <text:p>075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Hamina</text:p>
          </table:table-cell>
          <table:table-cell table:style-name="ce11" office:value-type="string" calcext:value-type="string">
            <text:p>Fredrikshamn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76" calcext:value-type="float">
            <text:p>076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Hammarland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77" calcext:value-type="float">
            <text:p>077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Hankasalm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78" calcext:value-type="float">
            <text:p>078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Hanko</text:p>
          </table:table-cell>
          <table:table-cell table:style-name="ce11" office:value-type="string" calcext:value-type="string">
            <text:p>Hangö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79" calcext:value-type="float">
            <text:p>079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Harjavalt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81" calcext:value-type="float">
            <text:p>081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Hartola</text:p>
          </table:table-cell>
          <table:table-cell table:style-name="ce11" office:value-type="string" calcext:value-type="string">
            <text:p>Gustav Adolfs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82" calcext:value-type="float">
            <text:p>082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Hattul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86" calcext:value-type="float">
            <text:p>086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Hausjärv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111" calcext:value-type="float">
            <text:p>111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Heinol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90" calcext:value-type="float">
            <text:p>090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Heinäves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97" calcext:value-type="float">
            <text:p>097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Hirvensalm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98" calcext:value-type="float">
            <text:p>098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Hollol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102" calcext:value-type="float">
            <text:p>102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Huittinen</text:p>
          </table:table-cell>
          <table:table-cell table:style-name="ce11" office:value-type="string" calcext:value-type="string">
            <text:p>Vittis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103" calcext:value-type="float">
            <text:p>103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Humppil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105" calcext:value-type="float">
            <text:p>105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Hyrynsalm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106" calcext:value-type="float">
            <text:p>106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Hyvinkää</text:p>
          </table:table-cell>
          <table:table-cell table:style-name="ce11" office:value-type="string" calcext:value-type="string">
            <text:p>Hyvinge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108" calcext:value-type="float">
            <text:p>108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Hämeenkyrö</text:p>
          </table:table-cell>
          <table:table-cell table:style-name="ce11" office:value-type="string" calcext:value-type="string">
            <text:p>Tavastkyro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139" calcext:value-type="float">
            <text:p>139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Ii</text:p>
          </table:table-cell>
          <table:table-cell table:style-name="ce11" office:value-type="string" calcext:value-type="string">
            <text:p>Ijo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140" calcext:value-type="float">
            <text:p>140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Iisalmi</text:p>
          </table:table-cell>
          <table:table-cell table:style-name="ce11" office:value-type="string" calcext:value-type="string">
            <text:p>Idensalm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142" calcext:value-type="float">
            <text:p>142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Iitti</text:p>
          </table:table-cell>
          <table:table-cell table:style-name="ce11" office:value-type="string" calcext:value-type="string">
            <text:p>Itis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143" calcext:value-type="float">
            <text:p>143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Ikaalinen</text:p>
          </table:table-cell>
          <table:table-cell table:style-name="ce11" office:value-type="string" calcext:value-type="string">
            <text:p>Ikalis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145" calcext:value-type="float">
            <text:p>145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Ilmajoki</text:p>
          </table:table-cell>
          <table:table-cell table:style-name="ce11" office:value-type="string" calcext:value-type="string">
            <text:p>Ilmol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146" calcext:value-type="float">
            <text:p>146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Ilomantsi</text:p>
          </table:table-cell>
          <table:table-cell table:style-name="ce11" office:value-type="string" calcext:value-type="string">
            <text:p>Ilomants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149" calcext:value-type="float">
            <text:p>149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Inkoo</text:p>
          </table:table-cell>
          <table:table-cell table:style-name="ce11" office:value-type="string" calcext:value-type="string">
            <text:p>Ingå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151" calcext:value-type="float">
            <text:p>151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Isojoki</text:p>
          </table:table-cell>
          <table:table-cell table:style-name="ce11" office:value-type="string" calcext:value-type="string">
            <text:p>Storå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152" calcext:value-type="float">
            <text:p>152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Isokyrö</text:p>
          </table:table-cell>
          <table:table-cell table:style-name="ce11" office:value-type="string" calcext:value-type="string">
            <text:p>Storkyro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165" calcext:value-type="float">
            <text:p>165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Janakkal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169" calcext:value-type="float">
            <text:p>169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Jokioinen</text:p>
          </table:table-cell>
          <table:table-cell table:style-name="ce11" office:value-type="string" calcext:value-type="string">
            <text:p>Jockis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170" calcext:value-type="float">
            <text:p>170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Jomal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171" calcext:value-type="float">
            <text:p>171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Joroinen</text:p>
          </table:table-cell>
          <table:table-cell table:style-name="ce11" office:value-type="string" calcext:value-type="string">
            <text:p>Jorois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172" calcext:value-type="float">
            <text:p>172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Jouts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176" calcext:value-type="float">
            <text:p>176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Juuka</text:p>
          </table:table-cell>
          <table:table-cell table:style-name="ce11" office:value-type="string" calcext:value-type="string">
            <text:p>Jug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177" calcext:value-type="float">
            <text:p>177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Juupajok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178" calcext:value-type="float">
            <text:p>178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Juv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179" calcext:value-type="float">
            <text:p>179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Jyväskylä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181" calcext:value-type="float">
            <text:p>181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Jämijärv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182" calcext:value-type="float">
            <text:p>182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Jämsä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186" calcext:value-type="float">
            <text:p>186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Järvenpää</text:p>
          </table:table-cell>
          <table:table-cell table:style-name="ce11" office:value-type="string" calcext:value-type="string">
            <text:p>Träskänd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202" calcext:value-type="float">
            <text:p>202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Kaarina</text:p>
          </table:table-cell>
          <table:table-cell table:style-name="ce11" office:value-type="string" calcext:value-type="string">
            <text:p>S:t Karins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204" calcext:value-type="float">
            <text:p>204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Kaav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205" calcext:value-type="float">
            <text:p>205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Kajaani</text:p>
          </table:table-cell>
          <table:table-cell table:style-name="ce11" office:value-type="string" calcext:value-type="string">
            <text:p>Kajan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208" calcext:value-type="float">
            <text:p>208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Kalajok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211" calcext:value-type="float">
            <text:p>211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Kangasal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213" calcext:value-type="float">
            <text:p>213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Kangasniem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214" calcext:value-type="float">
            <text:p>214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Kankaanpää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216" calcext:value-type="float">
            <text:p>216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Kannonkosk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217" calcext:value-type="float">
            <text:p>217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Kannus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218" calcext:value-type="float">
            <text:p>218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Karijoki</text:p>
          </table:table-cell>
          <table:table-cell table:style-name="ce11" office:value-type="string" calcext:value-type="string">
            <text:p>Bötom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224" calcext:value-type="float">
            <text:p>224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Karkkila</text:p>
          </table:table-cell>
          <table:table-cell table:style-name="ce11" office:value-type="string" calcext:value-type="string">
            <text:p>Högfors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226" calcext:value-type="float">
            <text:p>226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Karstul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230" calcext:value-type="float">
            <text:p>230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Karvi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231" calcext:value-type="float">
            <text:p>231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Kaskinen</text:p>
          </table:table-cell>
          <table:table-cell table:style-name="ce11" office:value-type="string" calcext:value-type="string">
            <text:p>Kaskö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232" calcext:value-type="float">
            <text:p>232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Kauhajok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233" calcext:value-type="float">
            <text:p>233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Kauhav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235" calcext:value-type="float">
            <text:p>235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Kauniainen</text:p>
          </table:table-cell>
          <table:table-cell table:style-name="ce11" office:value-type="string" calcext:value-type="string">
            <text:p>Grankull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236" calcext:value-type="float">
            <text:p>236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Kaustinen</text:p>
          </table:table-cell>
          <table:table-cell table:style-name="ce11" office:value-type="string" calcext:value-type="string">
            <text:p>Kaustby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239" calcext:value-type="float">
            <text:p>239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Keitele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240" calcext:value-type="float">
            <text:p>240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Kem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320" calcext:value-type="float">
            <text:p>320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Kemijärv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241" calcext:value-type="float">
            <text:p>241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Keminma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322" calcext:value-type="float">
            <text:p>322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Kemiönsaari</text:p>
          </table:table-cell>
          <table:table-cell table:style-name="ce11" office:value-type="string" calcext:value-type="string">
            <text:p>Kimitoön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244" calcext:value-type="float">
            <text:p>244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Kempele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245" calcext:value-type="float">
            <text:p>245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Kerava</text:p>
          </table:table-cell>
          <table:table-cell table:style-name="ce11" office:value-type="string" calcext:value-type="string">
            <text:p>Kervo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249" calcext:value-type="float">
            <text:p>249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Keuruu</text:p>
          </table:table-cell>
          <table:table-cell table:style-name="ce11" office:value-type="string" calcext:value-type="string">
            <text:p>Keuru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250" calcext:value-type="float">
            <text:p>250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Kihniö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256" calcext:value-type="float">
            <text:p>256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Kinnul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257" calcext:value-type="float">
            <text:p>257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Kirkkonummi</text:p>
          </table:table-cell>
          <table:table-cell table:style-name="ce11" office:value-type="string" calcext:value-type="string">
            <text:p>Kyrkslätt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260" calcext:value-type="float">
            <text:p>260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Kitee</text:p>
          </table:table-cell>
          <table:table-cell table:style-name="ce11" office:value-type="string" calcext:value-type="string">
            <text:p>Kides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261" calcext:value-type="float">
            <text:p>261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Kittilä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263" calcext:value-type="float">
            <text:p>263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Kiuruves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265" calcext:value-type="float">
            <text:p>265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Kivijärv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271" calcext:value-type="float">
            <text:p>271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Kokemäki</text:p>
          </table:table-cell>
          <table:table-cell table:style-name="ce11" office:value-type="string" calcext:value-type="string">
            <text:p>Kumo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273" calcext:value-type="float">
            <text:p>273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Kolar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275" calcext:value-type="float">
            <text:p>275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Konneves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276" calcext:value-type="float">
            <text:p>276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Kontiolahti</text:p>
          </table:table-cell>
          <table:table-cell table:style-name="ce11" office:value-type="string" calcext:value-type="string">
            <text:p>Kontiolax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280" calcext:value-type="float">
            <text:p>280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Korsnäs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284" calcext:value-type="float">
            <text:p>284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Koski Tl</text:p>
          </table:table-cell>
          <table:table-cell table:style-name="ce11" office:value-type="string" calcext:value-type="string">
            <text:p>Koskis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287" calcext:value-type="float">
            <text:p>287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Kristiinankaupunki</text:p>
          </table:table-cell>
          <table:table-cell table:style-name="ce11" office:value-type="string" calcext:value-type="string">
            <text:p>Kristinestad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288" calcext:value-type="float">
            <text:p>288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Kruunupyy</text:p>
          </table:table-cell>
          <table:table-cell table:style-name="ce11" office:value-type="string" calcext:value-type="string">
            <text:p>Kronoby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290" calcext:value-type="float">
            <text:p>290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Kuhmo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291" calcext:value-type="float">
            <text:p>291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Kuhmoinen</text:p>
          </table:table-cell>
          <table:table-cell table:style-name="ce11" office:value-type="string" calcext:value-type="string">
            <text:p>Kuhmois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295" calcext:value-type="float">
            <text:p>295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Kumlinge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300" calcext:value-type="float">
            <text:p>300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Kuortane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301" calcext:value-type="float">
            <text:p>301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Kurikk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304" calcext:value-type="float">
            <text:p>304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Kustavi</text:p>
          </table:table-cell>
          <table:table-cell table:style-name="ce11" office:value-type="string" calcext:value-type="string">
            <text:p>Gustavs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312" calcext:value-type="float">
            <text:p>312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Kyyjärv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316" calcext:value-type="float">
            <text:p>316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Kärkölä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317" calcext:value-type="float">
            <text:p>317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Kärsämäk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318" calcext:value-type="float">
            <text:p>318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Kökar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399" calcext:value-type="float">
            <text:p>399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Laihia</text:p>
          </table:table-cell>
          <table:table-cell table:style-name="ce11" office:value-type="string" calcext:value-type="string">
            <text:p>Laihel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400" calcext:value-type="float">
            <text:p>400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Laitila</text:p>
          </table:table-cell>
          <table:table-cell table:style-name="ce11" office:value-type="string" calcext:value-type="string">
            <text:p>Letal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407" calcext:value-type="float">
            <text:p>407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Lapinjärvi</text:p>
          </table:table-cell>
          <table:table-cell table:style-name="ce11" office:value-type="string" calcext:value-type="string">
            <text:p>Lappträsk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402" calcext:value-type="float">
            <text:p>402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Lapinlaht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403" calcext:value-type="float">
            <text:p>403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Lappajärv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408" calcext:value-type="float">
            <text:p>408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Lapua</text:p>
          </table:table-cell>
          <table:table-cell table:style-name="ce11" office:value-type="string" calcext:value-type="string">
            <text:p>Lappo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410" calcext:value-type="float">
            <text:p>410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Laukaa</text:p>
          </table:table-cell>
          <table:table-cell table:style-name="ce11" office:value-type="string" calcext:value-type="string">
            <text:p>Laukas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416" calcext:value-type="float">
            <text:p>416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Lem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417" calcext:value-type="float">
            <text:p>417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Lemland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418" calcext:value-type="float">
            <text:p>418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Lempäälä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420" calcext:value-type="float">
            <text:p>420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Leppävirt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421" calcext:value-type="float">
            <text:p>421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Lestijärv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422" calcext:value-type="float">
            <text:p>422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Lieks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423" calcext:value-type="float">
            <text:p>423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Lieto</text:p>
          </table:table-cell>
          <table:table-cell table:style-name="ce11" office:value-type="string" calcext:value-type="string">
            <text:p>Lundo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425" calcext:value-type="float">
            <text:p>425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Liminka</text:p>
          </table:table-cell>
          <table:table-cell table:style-name="ce11" office:value-type="string" calcext:value-type="string">
            <text:p>Limingo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426" calcext:value-type="float">
            <text:p>426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Liperi</text:p>
          </table:table-cell>
          <table:table-cell table:style-name="ce11" office:value-type="string" calcext:value-type="string">
            <text:p>Libelits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444" calcext:value-type="float">
            <text:p>444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Lohja</text:p>
          </table:table-cell>
          <table:table-cell table:style-name="ce11" office:value-type="string" calcext:value-type="string">
            <text:p>Lojo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430" calcext:value-type="float">
            <text:p>430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Loima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433" calcext:value-type="float">
            <text:p>433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Lopp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434" calcext:value-type="float">
            <text:p>434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Loviisa</text:p>
          </table:table-cell>
          <table:table-cell table:style-name="ce11" office:value-type="string" calcext:value-type="string">
            <text:p>Lovis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435" calcext:value-type="float">
            <text:p>435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Luhank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436" calcext:value-type="float">
            <text:p>436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Lumijok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438" calcext:value-type="float">
            <text:p>438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Lumparland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440" calcext:value-type="float">
            <text:p>440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Luoto</text:p>
          </table:table-cell>
          <table:table-cell table:style-name="ce11" office:value-type="string" calcext:value-type="string">
            <text:p>Larsmo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441" calcext:value-type="float">
            <text:p>441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Luumäk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475" calcext:value-type="float">
            <text:p>475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Maalahti</text:p>
          </table:table-cell>
          <table:table-cell table:style-name="ce11" office:value-type="string" calcext:value-type="string">
            <text:p>Malax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478" calcext:value-type="float">
            <text:p>478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Maarianhamina</text:p>
          </table:table-cell>
          <table:table-cell table:style-name="ce11" office:value-type="string" calcext:value-type="string">
            <text:p>Mariehamn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480" calcext:value-type="float">
            <text:p>480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Marttila</text:p>
          </table:table-cell>
          <table:table-cell table:style-name="ce11" office:value-type="string" calcext:value-type="string">
            <text:p>S:t Mårtens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481" calcext:value-type="float">
            <text:p>481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Masku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483" calcext:value-type="float">
            <text:p>483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Merijärv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484" calcext:value-type="float">
            <text:p>484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Merikarvia</text:p>
          </table:table-cell>
          <table:table-cell table:style-name="ce11" office:value-type="string" calcext:value-type="string">
            <text:p>Sastmol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489" calcext:value-type="float">
            <text:p>489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Miehikkälä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491" calcext:value-type="float">
            <text:p>491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Mikkeli</text:p>
          </table:table-cell>
          <table:table-cell table:style-name="ce11" office:value-type="string" calcext:value-type="string">
            <text:p>S:t Michel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494" calcext:value-type="float">
            <text:p>494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Muhos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495" calcext:value-type="float">
            <text:p>495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Multi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498" calcext:value-type="float">
            <text:p>498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Muonio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499" calcext:value-type="float">
            <text:p>499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Mustasaari</text:p>
          </table:table-cell>
          <table:table-cell table:style-name="ce11" office:value-type="string" calcext:value-type="string">
            <text:p>Korsholm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500" calcext:value-type="float">
            <text:p>500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Muurame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503" calcext:value-type="float">
            <text:p>503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Mynämäki</text:p>
          </table:table-cell>
          <table:table-cell table:style-name="ce11" office:value-type="string" calcext:value-type="string">
            <text:p>Virmo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504" calcext:value-type="float">
            <text:p>504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Myrskylä</text:p>
          </table:table-cell>
          <table:table-cell table:style-name="ce11" office:value-type="string" calcext:value-type="string">
            <text:p>Mörskom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505" calcext:value-type="float">
            <text:p>505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Mäntsälä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508" calcext:value-type="float">
            <text:p>508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Mänttä-Vilppul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507" calcext:value-type="float">
            <text:p>507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Mäntyharju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529" calcext:value-type="float">
            <text:p>529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Naantali</text:p>
          </table:table-cell>
          <table:table-cell table:style-name="ce11" office:value-type="string" calcext:value-type="string">
            <text:p>Nådendal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531" calcext:value-type="float">
            <text:p>531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Nakkil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535" calcext:value-type="float">
            <text:p>535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Nival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536" calcext:value-type="float">
            <text:p>536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Noki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538" calcext:value-type="float">
            <text:p>538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Nousiainen</text:p>
          </table:table-cell>
          <table:table-cell table:style-name="ce11" office:value-type="string" calcext:value-type="string">
            <text:p>Nousis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541" calcext:value-type="float">
            <text:p>541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Nurmes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543" calcext:value-type="float">
            <text:p>543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Nurmijärv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545" calcext:value-type="float">
            <text:p>545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Närpiö</text:p>
          </table:table-cell>
          <table:table-cell table:style-name="ce11" office:value-type="string" calcext:value-type="string">
            <text:p>Närpes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560" calcext:value-type="float">
            <text:p>560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Orimattil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561" calcext:value-type="float">
            <text:p>561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Oripää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562" calcext:value-type="float">
            <text:p>562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Orives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563" calcext:value-type="float">
            <text:p>563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Oulainen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309" calcext:value-type="float">
            <text:p>309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Outokumpu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576" calcext:value-type="float">
            <text:p>576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Padasjok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577" calcext:value-type="float">
            <text:p>577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Paimio</text:p>
          </table:table-cell>
          <table:table-cell table:style-name="ce11" office:value-type="string" calcext:value-type="string">
            <text:p>Pemar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578" calcext:value-type="float">
            <text:p>578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Paltamo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445" calcext:value-type="float">
            <text:p>445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Parainen</text:p>
          </table:table-cell>
          <table:table-cell table:style-name="ce11" office:value-type="string" calcext:value-type="string">
            <text:p>Pargas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580" calcext:value-type="float">
            <text:p>580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Parikkal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581" calcext:value-type="float">
            <text:p>581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Parkano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599" calcext:value-type="float">
            <text:p>599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Pedersören kunta</text:p>
          </table:table-cell>
          <table:table-cell table:style-name="ce11" office:value-type="string" calcext:value-type="string">
            <text:p>Pedersöre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583" calcext:value-type="float">
            <text:p>583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Pelkosenniem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854" calcext:value-type="float">
            <text:p>854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Pello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584" calcext:value-type="float">
            <text:p>584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Perho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588" calcext:value-type="float">
            <text:p>588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Pertunma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592" calcext:value-type="float">
            <text:p>592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Petäjäves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593" calcext:value-type="float">
            <text:p>593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Pieksämäk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595" calcext:value-type="float">
            <text:p>595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Pielaves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598" calcext:value-type="float">
            <text:p>598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Pietarsaari</text:p>
          </table:table-cell>
          <table:table-cell table:style-name="ce11" office:value-type="string" calcext:value-type="string">
            <text:p>Jakobstad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601" calcext:value-type="float">
            <text:p>601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Pihtipudas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604" calcext:value-type="float">
            <text:p>604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Pirkkala</text:p>
          </table:table-cell>
          <table:table-cell table:style-name="ce11" office:value-type="string" calcext:value-type="string">
            <text:p>Birkal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607" calcext:value-type="float">
            <text:p>607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Polvijärv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608" calcext:value-type="float">
            <text:p>608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Pomarkku</text:p>
          </table:table-cell>
          <table:table-cell table:style-name="ce11" office:value-type="string" calcext:value-type="string">
            <text:p>Påmark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609" calcext:value-type="float">
            <text:p>609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Pori</text:p>
          </table:table-cell>
          <table:table-cell table:style-name="ce11" office:value-type="string" calcext:value-type="string">
            <text:p>Björneborg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611" calcext:value-type="float">
            <text:p>611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Pornainen</text:p>
          </table:table-cell>
          <table:table-cell table:style-name="ce11" office:value-type="string" calcext:value-type="string">
            <text:p>Borgnäs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638" calcext:value-type="float">
            <text:p>638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Porvoo</text:p>
          </table:table-cell>
          <table:table-cell table:style-name="ce11" office:value-type="string" calcext:value-type="string">
            <text:p>Borgå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614" calcext:value-type="float">
            <text:p>614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Posio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615" calcext:value-type="float">
            <text:p>615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Pudasjärv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616" calcext:value-type="float">
            <text:p>616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Pukkil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619" calcext:value-type="float">
            <text:p>619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Punkalaidun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620" calcext:value-type="float">
            <text:p>620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Puolank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623" calcext:value-type="float">
            <text:p>623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Puumal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624" calcext:value-type="float">
            <text:p>624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Pyhtää</text:p>
          </table:table-cell>
          <table:table-cell table:style-name="ce11" office:value-type="string" calcext:value-type="string">
            <text:p>Pyttis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625" calcext:value-type="float">
            <text:p>625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Pyhäjok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626" calcext:value-type="float">
            <text:p>626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Pyhäjärv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630" calcext:value-type="float">
            <text:p>630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Pyhäntä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631" calcext:value-type="float">
            <text:p>631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Pyhärant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635" calcext:value-type="float">
            <text:p>635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Pälkäne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636" calcext:value-type="float">
            <text:p>636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Pöytyä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678" calcext:value-type="float">
            <text:p>678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Raahe</text:p>
          </table:table-cell>
          <table:table-cell table:style-name="ce11" office:value-type="string" calcext:value-type="string">
            <text:p>Brahestad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710" calcext:value-type="float">
            <text:p>710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Raasepori</text:p>
          </table:table-cell>
          <table:table-cell table:style-name="ce11" office:value-type="string" calcext:value-type="string">
            <text:p>Raseborg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680" calcext:value-type="float">
            <text:p>680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Raisio</text:p>
          </table:table-cell>
          <table:table-cell table:style-name="ce11" office:value-type="string" calcext:value-type="string">
            <text:p>Reso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681" calcext:value-type="float">
            <text:p>681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Rantasalm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683" calcext:value-type="float">
            <text:p>683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Ranu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684" calcext:value-type="float">
            <text:p>684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Rauma</text:p>
          </table:table-cell>
          <table:table-cell table:style-name="ce11" office:value-type="string" calcext:value-type="string">
            <text:p>Raumo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686" calcext:value-type="float">
            <text:p>686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Rautalamp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687" calcext:value-type="float">
            <text:p>687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Rautavaar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689" calcext:value-type="float">
            <text:p>689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Rautjärv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691" calcext:value-type="float">
            <text:p>691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Reisjärv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697" calcext:value-type="float">
            <text:p>697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Ristijärv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698" calcext:value-type="float">
            <text:p>698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Rovaniem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700" calcext:value-type="float">
            <text:p>700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Ruokolahti</text:p>
          </table:table-cell>
          <table:table-cell table:style-name="ce11" office:value-type="string" calcext:value-type="string">
            <text:p>Ruokolax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702" calcext:value-type="float">
            <text:p>702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Ruoves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704" calcext:value-type="float">
            <text:p>704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Rusko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707" calcext:value-type="float">
            <text:p>707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Rääkkylä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729" calcext:value-type="float">
            <text:p>729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Saarijärv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732" calcext:value-type="float">
            <text:p>732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Sall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734" calcext:value-type="float">
            <text:p>734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Salo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736" calcext:value-type="float">
            <text:p>736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Saltvik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738" calcext:value-type="float">
            <text:p>738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Sauvo</text:p>
          </table:table-cell>
          <table:table-cell table:style-name="ce11" office:value-type="string" calcext:value-type="string">
            <text:p>Sagu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739" calcext:value-type="float">
            <text:p>739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Savitaipale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740" calcext:value-type="float">
            <text:p>740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Savonlinna</text:p>
          </table:table-cell>
          <table:table-cell table:style-name="ce11" office:value-type="string" calcext:value-type="string">
            <text:p>Nyslott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742" calcext:value-type="float">
            <text:p>742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Savukosk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743" calcext:value-type="float">
            <text:p>743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Seinäjok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746" calcext:value-type="float">
            <text:p>746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Siev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747" calcext:value-type="float">
            <text:p>747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Siikainen</text:p>
          </table:table-cell>
          <table:table-cell table:style-name="ce11" office:value-type="string" calcext:value-type="string">
            <text:p>Siikais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748" calcext:value-type="float">
            <text:p>748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Siikajok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791" calcext:value-type="float">
            <text:p>791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Siikalatv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749" calcext:value-type="float">
            <text:p>749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Siilinjärv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751" calcext:value-type="float">
            <text:p>751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Simo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753" calcext:value-type="float">
            <text:p>753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Sipoo</text:p>
          </table:table-cell>
          <table:table-cell table:style-name="ce11" office:value-type="string" calcext:value-type="string">
            <text:p>Sibbo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755" calcext:value-type="float">
            <text:p>755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Siuntio</text:p>
          </table:table-cell>
          <table:table-cell table:style-name="ce11" office:value-type="string" calcext:value-type="string">
            <text:p>Sjundeå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758" calcext:value-type="float">
            <text:p>758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Sodankylä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759" calcext:value-type="float">
            <text:p>759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Soin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761" calcext:value-type="float">
            <text:p>761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Somero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762" calcext:value-type="float">
            <text:p>762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Sonkajärv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765" calcext:value-type="float">
            <text:p>765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Sotkamo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766" calcext:value-type="float">
            <text:p>766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Sottung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768" calcext:value-type="float">
            <text:p>768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Sulkav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771" calcext:value-type="float">
            <text:p>771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Sund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777" calcext:value-type="float">
            <text:p>777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Suomussalm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778" calcext:value-type="float">
            <text:p>778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Suonenjok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781" calcext:value-type="float">
            <text:p>781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Sysmä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783" calcext:value-type="float">
            <text:p>783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Säkylä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831" calcext:value-type="float">
            <text:p>831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Taipalsaar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832" calcext:value-type="float">
            <text:p>832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Taivalkosk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833" calcext:value-type="float">
            <text:p>833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Taivassalo</text:p>
          </table:table-cell>
          <table:table-cell table:style-name="ce11" office:value-type="string" calcext:value-type="string">
            <text:p>Tövsal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834" calcext:value-type="float">
            <text:p>834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Tammel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844" calcext:value-type="float">
            <text:p>844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Tervo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845" calcext:value-type="float">
            <text:p>845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Tervol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846" calcext:value-type="float">
            <text:p>846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Teuva</text:p>
          </table:table-cell>
          <table:table-cell table:style-name="ce11" office:value-type="string" calcext:value-type="string">
            <text:p>Östermark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848" calcext:value-type="float">
            <text:p>848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Tohmajärv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849" calcext:value-type="float">
            <text:p>849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Toholamp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850" calcext:value-type="float">
            <text:p>850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Toivakk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851" calcext:value-type="float">
            <text:p>851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Tornio</text:p>
          </table:table-cell>
          <table:table-cell table:style-name="ce11" office:value-type="string" calcext:value-type="string">
            <text:p>Torneå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857" calcext:value-type="float">
            <text:p>857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Tuusniem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859" calcext:value-type="float">
            <text:p>859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Tyrnävä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886" calcext:value-type="float">
            <text:p>886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Ulvila</text:p>
          </table:table-cell>
          <table:table-cell table:style-name="ce11" office:value-type="string" calcext:value-type="string">
            <text:p>Ulvsby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887" calcext:value-type="float">
            <text:p>887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Urjal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889" calcext:value-type="float">
            <text:p>889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Utajärv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890" calcext:value-type="float">
            <text:p>890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Utsjok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892" calcext:value-type="float">
            <text:p>892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Uurainen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893" calcext:value-type="float">
            <text:p>893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Uusikaarlepyy</text:p>
          </table:table-cell>
          <table:table-cell table:style-name="ce11" office:value-type="string" calcext:value-type="string">
            <text:p>Nykarleby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895" calcext:value-type="float">
            <text:p>895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Uusikaupunki</text:p>
          </table:table-cell>
          <table:table-cell table:style-name="ce11" office:value-type="string" calcext:value-type="string">
            <text:p>Nystad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785" calcext:value-type="float">
            <text:p>785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Vaal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908" calcext:value-type="float">
            <text:p>908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Valkeakosk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915" calcext:value-type="float">
            <text:p>915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Varkaus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921" calcext:value-type="float">
            <text:p>921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Vesanto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922" calcext:value-type="float">
            <text:p>922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Vesilaht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924" calcext:value-type="float">
            <text:p>924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Veteli</text:p>
          </table:table-cell>
          <table:table-cell table:style-name="ce11" office:value-type="string" calcext:value-type="string">
            <text:p>Vetil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925" calcext:value-type="float">
            <text:p>925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Vieremä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927" calcext:value-type="float">
            <text:p>927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Vihti</text:p>
          </table:table-cell>
          <table:table-cell table:style-name="ce11" office:value-type="string" calcext:value-type="string">
            <text:p>Vichtis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931" calcext:value-type="float">
            <text:p>931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Viitasaar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934" calcext:value-type="float">
            <text:p>934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Vimpeli</text:p>
          </table:table-cell>
          <table:table-cell table:style-name="ce11" office:value-type="string" calcext:value-type="string">
            <text:p>Vindal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935" calcext:value-type="float">
            <text:p>935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Virolahti</text:p>
          </table:table-cell>
          <table:table-cell table:style-name="ce11" office:value-type="string" calcext:value-type="string">
            <text:p>Vederlax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936" calcext:value-type="float">
            <text:p>936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Virrat</text:p>
          </table:table-cell>
          <table:table-cell table:style-name="ce11" office:value-type="string" calcext:value-type="string">
            <text:p>Virdois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941" calcext:value-type="float">
            <text:p>941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Vårdö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946" calcext:value-type="float">
            <text:p>946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Vöyri</text:p>
          </table:table-cell>
          <table:table-cell table:style-name="ce11" office:value-type="string" calcext:value-type="string">
            <text:p>Vörå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976" calcext:value-type="float">
            <text:p>976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Ylitornio</text:p>
          </table:table-cell>
          <table:table-cell table:style-name="ce11" office:value-type="string" calcext:value-type="string">
            <text:p>Övertorneå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977" calcext:value-type="float">
            <text:p>977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Ylivieska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980" calcext:value-type="float">
            <text:p>980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Ylöjärv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981" calcext:value-type="float">
            <text:p>981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Ypäjä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989" calcext:value-type="float">
            <text:p>989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style-name="ce11" office:value-type="string" calcext:value-type="string">
            <text:p>Ähtäri</text:p>
          </table:table-cell>
          <table:table-cell table:style-name="ce11" office:value-type="string" calcext:value-type="string">
            <text:p>Etseri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6" office:value-type="float" office:value="992" calcext:value-type="float">
            <text:p>992</text:p>
          </table:table-cell>
          <table:table-cell table:style-name="ce9" table:formula="of:=COUNTIF([.$B$2:.$B$349]; [.$E$2:.$E$310])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Äänekoski</text:p>
          </table:table-cell>
          <table:table-cell table:number-columns-repeated="1018"/>
        </table:table-row>
        <table:table-row table:style-name="ro1" table:number-rows-repeated="689">
          <table:table-cell table:number-columns-repeated="2"/>
          <table:table-cell table:style-name="ce7"/>
          <table:table-cell table:style-name="ce10"/>
          <table:table-cell table:number-columns-repeated="1020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E704D80E_6C04_41EB_BEA8_4B4F98789068_.wvu.FilterData" table:base-cell-address="$Sheet1.$A$1" table:cell-range-address="$Sheet1.$C$1:.$F$310"/>
        </table:named-expressions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style-name="ce13" office:value-type="float" office:value="91" calcext:value-type="float">
            <text:p>091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3" office:value-type="float" office:value="92" calcext:value-type="float">
            <text:p>092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3" office:value-type="float" office:value="398" calcext:value-type="float">
            <text:p>398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3" office:value-type="float" office:value="905" calcext:value-type="float">
            <text:p>90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3" office:value-type="float" office:value="285" calcext:value-type="float">
            <text:p>28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3" office:value-type="float" office:value="286" calcext:value-type="float">
            <text:p>286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3" office:value-type="float" office:value="853" calcext:value-type="float">
            <text:p>85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3" office:value-type="float" office:value="564" calcext:value-type="float">
            <text:p>56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3" office:value-type="float" office:value="49" calcext:value-type="float">
            <text:p>049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3" office:value-type="float" office:value="405" calcext:value-type="float">
            <text:p>40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3" office:value-type="float" office:value="837" calcext:value-type="float">
            <text:p>837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3" office:value-type="float" office:value="109" calcext:value-type="float">
            <text:p>109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3" office:value-type="float" office:value="148" calcext:value-type="float">
            <text:p>148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3" office:value-type="float" office:value="272" calcext:value-type="float">
            <text:p>272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3" office:value-type="float" office:value="46" calcext:value-type="float">
            <text:p>046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3" office:value-type="float" office:value="153" calcext:value-type="float">
            <text:p>153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float" office:value="858" calcext:value-type="float">
            <text:p>858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float" office:value="167" calcext:value-type="float">
            <text:p>167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float" office:value="297" calcext:value-type="float">
            <text:p>297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float" office:value="694" calcext:value-type="float">
            <text:p>69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float" office:value="790" calcext:value-type="float">
            <text:p>79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float" office:value="918" calcext:value-type="float">
            <text:p>918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2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3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286" meta:object-count="0"/>
    <meta:generator>LibreOfficeDev/6.0.5.2$Linux_X86_64 LibreOffice_project/</meta:generator>
  </office:meta>
</office:document-meta>
</file>